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ee6ef" draw:textarea-horizontal-align="justify" draw:textarea-vertical-align="middle" draw:auto-grow-height="false" fo:min-height="1.783cm" fo:min-width="11.934cm"/>
      <style:paragraph-properties style:writing-mode="lr-tb"/>
    </style:style>
    <style:style style:name="gr2" style:family="graphic" style:parent-style-name="standard">
      <style:graphic-properties draw:fill="solid" draw:fill-color="#dee6ef" draw:textarea-horizontal-align="justify" draw:textarea-vertical-align="middle" draw:auto-grow-height="false" fo:min-height="1.401cm" fo:min-width="15.756cm"/>
      <style:paragraph-properties style:writing-mode="lr-tb"/>
    </style:style>
    <style:style style:name="gr3" style:family="graphic" style:parent-style-name="standard">
      <style:graphic-properties draw:fill="solid" draw:fill-color="#e0c2cd" draw:textarea-horizontal-align="justify" draw:textarea-vertical-align="middle" draw:auto-grow-height="false" fo:min-height="1.401cm" fo:min-width="15.756cm"/>
      <style:paragraph-properties style:writing-mode="lr-tb"/>
    </style:style>
    <style:style style:name="gr4" style:family="graphic" style:parent-style-name="standard">
      <style:graphic-properties draw:fill="solid" draw:fill-color="#e0c2cd" draw:textarea-horizontal-align="justify" draw:textarea-vertical-align="middle" draw:auto-grow-height="false" fo:min-height="1.655cm" fo:min-width="15.756cm"/>
      <style:paragraph-properties style:writing-mode="lr-tb"/>
    </style:style>
    <style:style style:name="gr5" style:family="graphic" style:parent-style-name="standard">
      <style:graphic-properties draw:fill="solid" draw:fill-color="#dee6ef" draw:textarea-horizontal-align="justify" draw:textarea-vertical-align="middle" draw:auto-grow-height="false" fo:min-height="1.655cm" fo:min-width="15.756cm"/>
      <style:paragraph-properties style:writing-mode="lr-tb"/>
    </style:style>
    <style:style style:name="gr6" style:family="graphic" style:parent-style-name="standard">
      <style:graphic-properties svg:stroke-width="0.152cm" svg:stroke-color="#ff0000" draw:marker-start="Circle" draw:marker-start-width="0.889cm" draw:marker-end="Arrow" draw:marker-end-width="0.991cm" draw:fill="solid" draw:fill-color="#2a6099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 style:writing-mode="lr-tb"/>
      <style:text-properties fo:font-weight="bold"/>
    </style:style>
    <style:style style:name="P2" style:family="paragraph">
      <loext:graphic-properties draw:fill="solid" draw:fill-color="#dee6ef"/>
      <style:paragraph-properties fo:text-align="center" style:writing-mode="lr-tb"/>
      <style:text-properties fo:font-weight="bold"/>
    </style:style>
    <style:style style:name="P3" style:family="paragraph">
      <loext:graphic-properties draw:fill="solid" draw:fill-color="#e0c2cd"/>
      <style:paragraph-properties fo:text-align="center" style:writing-mode="lr-tb"/>
      <style:text-properties fo:font-weight="bold"/>
    </style:style>
    <style:style style:name="P4" style:family="paragraph">
      <loext:graphic-properties draw:fill="solid" draw:fill-color="#2a6099"/>
      <style:paragraph-properties fo:text-align="center"/>
      <style:text-properties fo:font-weight="bold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256cm" svg:height="2.032cm" svg:x="2.143cm" svg:y="2.397cm">
          <text:p text:style-name="P1"><text:span text:style-name="T1">Install Terrafor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draw:layer="layout" svg:width="16.256cm" svg:height="1.651cm" svg:x="2.016cm" svg:y="7.777cm">
          <text:p text:style-name="P1"><text:span text:style-name="T1">Deploy demo inf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6.256cm" svg:height="1.651cm" svg:x="2.016cm" svg:y="5.164cm">
          <text:p text:style-name="P1"><text:span text:style-name="T1">How it works (Link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6.256cm" svg:height="1.651cm" svg:x="2.016cm" svg:y="12.803cm"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6.256cm" svg:height="1.651cm" svg:x="2.016cm" svg:y="10.29cm"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6.256cm" svg:height="1.651cm" svg:x="2.016cm" svg:y="15.289cm"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6.256cm" svg:height="1.651cm" svg:x="2.016cm" svg:y="17.875cm"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16.256cm" svg:height="1.905cm" svg:x="2.016cm" svg:y="20.769cm"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6.256cm" svg:height="1.905cm" svg:x="1.889cm" svg:y="23.955cm"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4" draw:layer="layout" svg:x1="1.54cm" svg:y1="2.351cm" svg:x2="1.794cm" svg:y2="25.592cm">
          <text:p/>
        </draw:line>
        <officeooo:annotation svg:x="26.079cm" svg:y="0.053cm">
          <dc:date>2020-09-17T21:22:16</dc:date>
          <text:p>Key take aways:</text:p>
          <text:p>How to loop forever</text:p>
          <text:p>How to use XML data inside of your scripts</text:p>
          <text:p>Cast simple XML text to XML</text:p>
          <text:p>No need to restart your code you can cchange behaviour from outside</text:p>
          <text:p>How to monitor a windows file for changes.</text:p>
          <text:p>Bonus : .NET arraylist for saving results, this way your script knows where is was busy it the last time it exited.</text:p>
        </officeooo:annotation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03T16:51:15.034000000</meta:creation-date>
    <dc:date>2023-11-04T11:24:51.334000000</dc:date>
    <meta:editing-duration>PT3H35M16S</meta:editing-duration>
    <meta:editing-cycles>18</meta:editing-cycles>
    <meta:generator>LibreOffice/7.1.4.2$Windows_X86_64 LibreOffice_project/a529a4fab45b75fefc5b6226684193eb000654f6</meta:generator>
    <meta:document-statistic meta:object-count="10"/>
  </office:meta>
</office:document-meta>
</file>